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oma" svg:font-family="Loma" style:font-pitch="variable"/>
    <style:font-face style:name="WenQuanYi Micro Hei" svg:font-family="'WenQuanYi Micro Hei'" style:font-pitch="variable"/>
    <style:font-face style:name="MathJax_Typewriter" svg:font-family="MathJax_Typewriter" style:font-family-generic="moder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thJax_SansSerif" svg:font-family="MathJax_Sans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sans-serif" fo:font-size="32.25pt"/>
    </style:style>
    <style:style style:name="P2" style:family="paragraph" style:parent-style-name="Standard">
      <style:text-properties style:font-name="sans-serif" fo:font-size="16pt" officeooo:rsid="00069fa1" officeooo:paragraph-rsid="00079f61" style:font-size-asian="16pt" style:font-size-complex="16pt"/>
    </style:style>
    <style:style style:name="P3" style:family="paragraph" style:parent-style-name="Standard">
      <style:text-properties style:font-name="sans-serif" fo:font-size="18pt" officeooo:rsid="00079f61" officeooo:paragraph-rsid="00079f61" style:font-size-asian="18pt" style:font-size-complex="18pt"/>
    </style:style>
    <style:style style:name="P4" style:family="paragraph" style:parent-style-name="Standard">
      <style:text-properties style:font-name="Century Schoolbook L" fo:font-size="12pt" officeooo:rsid="00069fa1" officeooo:paragraph-rsid="00069fa1" style:font-size-asian="12pt" style:font-size-complex="12pt"/>
    </style:style>
    <style:style style:name="P5" style:family="paragraph" style:parent-style-name="Standard">
      <style:text-properties style:font-name="Century Schoolbook L" fo:font-size="12pt" officeooo:rsid="0007153a" officeooo:paragraph-rsid="0007153a" style:font-size-asian="12pt" style:font-size-complex="12pt"/>
    </style:style>
    <style:style style:name="P6" style:family="paragraph" style:parent-style-name="Standard">
      <style:text-properties officeooo:paragraph-rsid="00079f61"/>
    </style:style>
    <style:style style:name="T1" style:family="text">
      <style:text-properties officeooo:rsid="0007153a"/>
    </style:style>
    <style:style style:name="T2" style:family="text">
      <style:text-properties officeooo:rsid="00079f61"/>
    </style:style>
    <style:style style:name="T3" style:family="text">
      <style:text-properties style:font-name="Century Schoolbook L" fo:font-size="12pt" style:font-size-asian="12pt" style:font-size-complex="12pt"/>
    </style:style>
    <style:style style:name="T4" style:family="text">
      <style:text-properties style:font-name="Century Schoolbook L" fo:font-size="12pt" officeooo:rsid="00069fa1"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CB07S17 </text:p>
      <text:p text:style-name="Standard">–</text:p>
      <text:p text:style-name="P1">Working Agreement</text:p>
      <text:p text:style-name="P3">Group Number: group_0733</text:p>
      <text:p text:style-name="P2">Group Members: Gyeongwon Choi, Pin Yao (Philip) Zhang, <text:span text:style-name="T2">Jayden Arquelada, Ricky Chen, Perrin Le</text:span></text:p>
      <text:p text:style-name="P4"/>
      <text:p text:style-name="P4">When is your daily stand up: </text:p>
      <text:p text:style-name="P4">11:00 am</text:p>
      <text:p text:style-name="P4"/>
      <text:p text:style-name="P4">What days will you be having this meeting: </text:p>
      <text:p text:style-name="P4">Monday, Tuesday, Wednesday, Thursday, Friday</text:p>
      <text:p text:style-name="P4"/>
      <text:p text:style-name="P4">Where are you going to have this meeting:</text:p>
      <text:p text:style-name="P4">BV473</text:p>
      <text:p text:style-name="P4"/>
      <text:p text:style-name="P4">What is your preferred means of communication:</text:p>
      <text:p text:style-name="P4">Facebook Messenger</text:p>
      <text:p text:style-name="P4"/>
      <text:p text:style-name="P4">How quickly should team members respond:</text:p>
      <text:p text:style-name="P4">Within <text:span text:style-name="T2">12</text:span> hours <text:span text:style-name="T1">our team members should respond on messenger. If they do not respond we will call them.</text:span></text:p>
      <text:p text:style-name="P4"/>
      <text:p text:style-name="P4">When should code be submitted:</text:p>
      <text:p text:style-name="P4">Before 24 hours the <text:span text:style-name="T1">official</text:span> due date.</text:p>
      <text:p text:style-name="P4"/>
      <text:p text:style-name="P4">What is the team’s branching strategy: </text:p>
      <text:p text:style-name="P4">Main / Feature. <text:span text:style-name="T1">The main branch will be our working copy of the code and the feature will be what ever is in development. We will merge feature to main only when feature is working and tested. Each feature branch will be for one task.</text:span></text:p>
      <text:p text:style-name="P4"/>
      <text:p text:style-name="P4">What will you do if a team member drops the course: </text:p>
      <text:p text:style-name="P4">Split the work amongst <text:s/>remaining members</text:p>
      <text:p text:style-name="P4"/>
      <text:p text:style-name="P6"><text:span text:style-name="T4">What are the expectations in t</text:span><text:a xlink:type="simple" xlink:href="http://markus.utsc.utoronto.ca/svn/cscb07s17/group_0733" text:style-name="Internet_20_link" text:visited-style-name="Visited_20_Internet_20_Link">http://markus.utsc.utoronto.ca/svn/cscb07s17/group_0733</text:a><text:span text:style-name="T4">erms of version control commits? In terms of messages on commits:</text:span></text:p>
      <text:p text:style-name="P4">Commit when you have a working class or function also when changes are made. In terms of message on commits always indicate what function or class you are <text:span text:style-name="T1">changing.</text:span></text:p>
      <text:p text:style-name="P4"/>
      <text:p text:style-name="P4">Who will review the submitted work to ensure that everything is there?</text:p>
      <text:p text:style-name="P4"><text:soft-page-break/>Gyeongwon Choi and Jayden Arquelada</text:p>
      <text:p text:style-name="P4"/>
      <text:p text:style-name="P5">What if a group member does not finish their part?</text:p>
      <text:p text:style-name="P5"/>
      <text:p text:style-name="P5">Case 1: If they mentioned their problem in daily stand up meeting then the other group members will assist in finishing their part.</text:p>
      <text:p text:style-name="P5"/>
      <text:p text:style-name="P5">Case 2: If they do not mention their problem in the daily stand up we will write it down in the scrum board that a member failed to meet deadlines.</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oma" svg:font-family="Loma" style:font-pitch="variable"/>
    <style:font-face style:name="WenQuanYi Micro Hei" svg:font-family="'WenQuanYi Micro Hei'" style:font-pitch="variable"/>
    <style:font-face style:name="MathJax_Typewriter" svg:font-family="MathJax_Typewriter" style:font-family-generic="moder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thJax_SansSerif" svg:font-family="MathJax_Sans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5T10:15:19.493258454</meta:creation-date>
    <dc:date>2017-07-05T10:47:26.697283676</dc:date>
    <meta:editing-duration>PT7S</meta:editing-duration>
    <meta:editing-cycles>1</meta:editing-cycles>
    <meta:document-statistic meta:table-count="0" meta:image-count="0" meta:object-count="0" meta:page-count="2" meta:paragraph-count="28" meta:word-count="289" meta:character-count="1704" meta:non-whitespace-character-count="1436"/>
    <meta:generator>LibreOffice/5.1.6.2$Linux_X86_64 LibreOffice_project/10m0$Build-2</meta:generator>
  </office:meta>
</office:document-meta>
</file>